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.0972in" style:contextual-spacing="false" fo:line-height="115%"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The 9 Civic Transformations at the Heart of the EEPR Bill</text:span></text:h>
      <text:h text:style-name="Heading_20_3" text:outline-level="3"><text:span text:style-name="Emphasis">Why This Bill Matters for Every Kenyan</text:span></text:h>
      <text:p text:style-name="Text_20_body">The <text:span text:style-name="Strong_20_Emphasis">Ethnic Equity and Public Representation Bill, 2025</text:span> is more than a piece of legislation.<text:line-break/>It is a turning point in Kenya’s journey toward fairness, unity, and national dignity.</text:p>
      <text:p text:style-name="Text_20_body">For decades, public service in Kenya has too often been shaped by <text:span text:style-name="Strong_20_Emphasis">tribal capture</text:span>, political bargaining, and a winner-takes-all mentality. The result? Communities left out. Talented citizens overlooked. Institutions seen as serving some, but not all.</text:p>
      <text:p text:style-name="Text_20_body">The EEPR Bill changes this story;- not with promises, but with <text:span text:style-name="Strong_20_Emphasis">binding rules, transparent data, and real enforcement</text:span>.</text:p>
      <text:p text:style-name="Text_20_body">These are the <text:span text:style-name="Strong_20_Emphasis">nine civic transformations</text:span> that the Bill will deliver: each one a shift from old habits that divide us, to new norms that unite us. Together, they redefine public service as <text:span text:style-name="Strong_20_Emphasis">a national trust that belongs equally to all Kenyans</text:span>.</text:p>
      <text:h text:style-name="P1" text:outline-level="2"><text:span text:style-name="Strong_20_Emphasis">1. From Tribal Capture to National Fairness</text:span></text:h>
      <text:p text:style-name="Text_20_body">For years, winning national elections in Kenya has often been treated like winning a prize for one community.<text:line-break/>The tribe in power would take the top government jobs, steer resources to its strongholds, and leave others feeling like outsiders in their own country.</text:p>
      <text:p text:style-name="Text_20_body">The EEPR Bill ends this zero-sum game.<text:line-break/>It redefines public service as <text:span text:style-name="Strong_20_Emphasis">a national trust</text:span>, not a political reward.</text:p>
      <text:p text:style-name="Text_20_body">Under the Bill, every ethnic group’s share of public jobs will be <text:span text:style-name="Strong_20_Emphasis">proportional to its population size</text:span> - no more, no less.<text:line-break/>This means every ministry, county office, and state agency will be a mirror of Kenya’s true diversity.</text:p>
      <text:p text:style-name="Text_20_body">When citizens from Turkana to Taita-Taveta, from Mandera to Migori, see themselves represented at the highest levels of government, trust in the state grows.<text:line-break/>And when trust grows, unity follows.</text:p>
      <text:h text:style-name="P1" text:outline-level="2"><text:span text:style-name="Strong_20_Emphasis">2. From Fear-Based Politics to Issue-Based Campaigns</text:span></text:h>
      <text:p text:style-name="Text_20_body">In too many election seasons, politics in Kenya has been poisoned by fear.<text:line-break/>Some leaders - lacking real solutions - stir ethnic suspicion, warning that if “the other side” wins, your community will lose jobs, land, or safety.<text:line-break/>This fear keeps voters divided and distracts from the real issues that affect all Kenyans.</text:p>
      <text:p text:style-name="Text_20_body">The EEPR Bill takes away the fuel for this kind of politics.<text:line-break/>With <text:span text:style-name="Strong_20_Emphasis">CEENI</text:span> in place, no leader can hand out public jobs as tribal rewards.<text:line-break/>Appointments will be made according to a <text:span text:style-name="Strong_20_Emphasis">transparent formula</text:span>, not the whims of political deals.</text:p>
      <text:p text:style-name="Text_20_body">That means campaigns will have to change.<text:line-break/>If you can’t promise jobs to your tribe, you’ll have to talk about <text:span text:style-name="Strong_20_Emphasis">schools, healthcare, roads, and opportunities for the youth</text:span>.<text:line-break/>It shifts the conversation from <text:span text:style-name="Strong_20_Emphasis">who you are</text:span> to <text:span text:style-name="Strong_20_Emphasis">what you can deliver</text:span>.</text:p>
      <text:p text:style-name="Text_20_body">When elections are about ideas and solutions, Kenya wins - because democracy finally becomes a race to serve, not a scramble to divide.<text:line-break/></text:p>
      <text:h text:style-name="P1" text:outline-level="2"><text:span text:style-name="Strong_20_Emphasis">3. From “Our Turn to Eat” to “Everyone’s Turn to Belong”</text:span></text:h>
      <text:p text:style-name="Text_20_body">For decades, a familiar phrase has haunted Kenyan politics: <text:span text:style-name="Emphasis">“Ni wakati wetu wa kula”</text:span> - “It’s our turn to eat.”<text:line-break/>It means that when your tribe’s leaders are in power, your community gets the jobs, tenders, and resources - and when they’re out, you get nothing.</text:p>
      <text:p text:style-name="Text_20_body">This mindset turns government into a feast for the few, while millions are left outside the door.<text:line-break/>It deepens resentment and teaches the next generation that power is about taking, not serving.</text:p>
      <text:p text:style-name="Text_20_body">The EEPR Bill breaks this cycle.<text:line-break/>By guaranteeing <text:span text:style-name="Strong_20_Emphasis">proportional representation</text:span> in public offices, it gives <text:span text:style-name="Strong_20_Emphasis">small tribes a permanent seat at the table</text:span>.<text:line-break/>Big tribes are still represented - but based on merit and fairness, not political loyalty.</text:p>
      <text:p text:style-name="Text_20_body">It means that whether you are from the El Molo, the Luhya, the Pokomo, or the Kikuyu - <text:span text:style-name="Strong_20_Emphasis">you belong</text:span> in the public service of Kenya.<text:line-break/>The right to serve and to be served is no longer a favour from those in power - it’s your lawful entitlement as a Kenyan citizen.</text:p>
      <text:p text:style-name="Text_20_body">When everyone has a place, we replace the politics of eating with the politics of building - together.</text:p>
      <text:h text:style-name="P1" text:outline-level="2"><text:span text:style-name="Strong_20_Emphasis">4. From Cosmetic Diversity to Data-Driven Equity</text:span></text:h>
      <text:p text:style-name="Text_20_body">For years, leaders have showcased diversity by pointing to a few token appointments - a minister here, a director there - as proof of inclusivity.<text:line-break/>But beneath the surface, the numbers often tell a very different story: whole departments dominated by one or two ethnic groups, while others are barely represented.</text:p>
      <text:p text:style-name="Text_20_body">The EEPR Bill replaces <text:span text:style-name="Strong_20_Emphasis">optics</text:span> with <text:span text:style-name="Strong_20_Emphasis">evidence</text:span>.<text:line-break/>It requires every public body to publish its staffing breakdown by ethnicity, gender, and other diversity indicators.<text:line-break/>The <text:span text:style-name="Strong_20_Emphasis">KPEID Dashboard</text:span> will display this information openly for every Kenyan to see - updated regularly, accessible on any device.</text:p>
      <text:p text:style-name="Text_20_body">Annual <text:span text:style-name="Strong_20_Emphasis">Equity Scorecards</text:span> will rate each ministry, county, and state agency on their compliance with the law.<text:line-break/>No more vague promises or selective statistics - the data will speak for itself.</text:p>
      <text:p text:style-name="Text_20_body">With measurable, public information, inclusivity becomes a standard that can be <text:span text:style-name="Strong_20_Emphasis">tracked, verified, and enforced</text:span> - not just claimed.<text:line-break/>And when diversity is based on real numbers, not photo opportunities, every Kenyan can trust that fairness is more than a slogan.</text:p>
      <text:h text:style-name="P1" text:outline-level="2"><text:span text:style-name="Strong_20_Emphasis">5. From Talk About Unity to Enforced Inclusion</text:span></text:h>
      <text:p text:style-name="Text_20_body">For decades, Kenya’s leaders have spoken the language of unity.<text:line-break/>Every inauguration speech, every national holiday address, reminds us that we are “one people, one nation.”<text:line-break/>But too often, unity has been left at the podium - <text:span text:style-name="Strong_20_Emphasis">beautiful words without action</text:span>.</text:p>
      <text:p text:style-name="Text_20_body">The EEPR Bill changes that by putting the spirit of <text:span text:style-name="Strong_20_Emphasis">Article 10</text:span> of the Constitution - fairness, inclusivity, and protection of the marginalised - into <text:span text:style-name="Strong_20_Emphasis">binding law</text:span>.<text:line-break/>It gives <text:span text:style-name="Strong_20_Emphasis">CEENI</text:span> the power to:</text:p>
      <text:list text:style-name="L1">
        <text:list-item>
          <text:p text:style-name="P2">Audit every public body for ethnic balance.</text:p>
        </text:list-item>
        <text:list-item>
          <text:p text:style-name="P2">Issue <text:span text:style-name="Strong_20_Emphasis">compliance orders</text:span> with deadlines.</text:p>
        </text:list-item>
        <text:list-item>
          <text:p text:style-name="P2">Impose penalties on those who ignore the law.</text:p>
        </text:list-item>
      </text:list>
      <text:p text:style-name="Text_20_body">This is not unity by request - it is unity by requirement.<text:line-break/>If a ministry, county, or agency is over-represented by one group, it will be ordered to correct the imbalance.<text:line-break/>If it refuses, the law will back the public’s right to demand compliance.</text:p>
      <text:p text:style-name="Text_20_body">True unity comes when <text:span text:style-name="Strong_20_Emphasis">representation is not optional</text:span>, but a legal duty.<text:line-break/>The EEPR Bill ensures that the promise of fairness finally steps down from the podium - and walks into every office in Kenya.</text:p>
      <text:h text:style-name="P1" text:outline-level="2"><text:span text:style-name="Strong_20_Emphasis">6. From Hate Speech to Hope Speech</text:span></text:h>
      <text:p text:style-name="Text_20_body">In too many election seasons, some politicians have built their careers by dividing us - telling one community that another is the enemy, warning of doom if “they” take power.<text:line-break/>This hate speech spreads fear, fuels violence, and distracts us from the real work of building the nation.</text:p>
      <text:p text:style-name="Text_20_body">The EEPR Bill removes the prize that fuels this kind of politics.<text:line-break/>When public offices can no longer be handed out as tribal rewards, there’s no point in stoking ethnic fear.<text:line-break/>Leaders will have to compete on their vision, policies, and results - not on who they can turn us against.</text:p>
      <text:p text:style-name="Text_20_body">It shifts the tone from <text:span text:style-name="Strong_20_Emphasis">“protect your own”</text:span> to <text:span text:style-name="Strong_20_Emphasis">“serve everyone”</text:span>.<text:line-break/>From words that divide to words that unite.</text:p>
      <text:p text:style-name="Text_20_body">When the competition is about which candidate can deliver better schools, safer streets, and more jobs - hope replaces suspicion, and Kenya’s democracy grows stronger.</text:p>
      <text:p text:style-name="Text_20_body">The EEPR Bill helps turn our public square into a place where leaders inspire us with possibility, not threaten us with fear.</text:p>
      <text:h text:style-name="P1" text:outline-level="2"><text:span text:style-name="Strong_20_Emphasis">7. From Voter Cynicism to Civic Empowerment</text:span></text:h>
      <text:p text:style-name="Text_20_body">Many Kenyans have stopped believing that voting changes anything.<text:line-break/>They have seen the same cycle repeat: campaigns full of promises, then appointments that reward political friends instead of serving the people.<text:line-break/>This cynicism weakens our democracy - because when citizens feel powerless, they stop participating.</text:p>
      <text:p text:style-name="Text_20_body">The EEPR Bill puts real power back in the hands of the people.<text:line-break/>Through the <text:span text:style-name="Strong_20_Emphasis">KPEID Dashboard</text:span> and the <text:span text:style-name="Strong_20_Emphasis">CEENI Citizen Reporting Portal</text:span>, every Kenyan will be able to:</text:p>
      <text:list text:style-name="L2">
        <text:list-item>
          <text:p text:style-name="P3">Check if ministries, counties, and state agencies are following the law.</text:p>
        </text:list-item>
        <text:list-item>
          <text:p text:style-name="P3">Report violations safely and anonymously.</text:p>
        </text:list-item>
        <text:list-item>
          <text:p text:style-name="P3">Track whether corrective actions are taken.</text:p>
        </text:list-item>
      </text:list>
      <text:p text:style-name="Text_20_body">This is not just voting once every five years - it is <text:span text:style-name="Strong_20_Emphasis">continuous oversight</text:span> by the people, for the people.</text:p>
      <text:p text:style-name="Text_20_body">When citizens can see the data, flag problems, and watch as they are fixed, they know their voices matter.<text:line-break/>And when voices matter, democracy comes alive.</text:p>
      <text:h text:style-name="P1" text:outline-level="2"><text:span text:style-name="Strong_20_Emphasis">8. From Youth Disillusionment to Generational Justice</text:span></text:h>
      <text:p text:style-name="Text_20_body">Kenya’s youth - the majority of our population - have grown up seeing opportunities go to people with the “right” last name or political connections, while talent and hard work are overlooked.<text:line-break/>This has left many young people disillusioned, feeling that the system is stacked against them no matter how hard they try.</text:p>
      <text:p text:style-name="Text_20_body">The EEPR Bill levels the playing field.<text:line-break/>By requiring that all public jobs be distributed according to <text:span text:style-name="Strong_20_Emphasis">merit</text:span> within the framework of proportional representation, it ensures that your tribe doesn’t determine your chances - <text:span text:style-name="Strong_20_Emphasis">your skills and commitment do</text:span>.</text:p>
      <text:p text:style-name="Text_20_body">This is generational justice:</text:p>
      <text:list text:style-name="L3">
        <text:list-item>
          <text:p text:style-name="P4">A public service where a young graduate from Garissa has the same shot at a position as one from Kericho or Kiambu.</text:p>
        </text:list-item>
        <text:list-item>
          <text:p text:style-name="P4">A Kenya where your name opens doors because of your qualifications, not your ethnic network.</text:p>
        </text:list-item>
      </text:list>
      <text:p text:style-name="Text_20_body">When young Kenyans see that fairness is built into the system, they are more likely to believe in - and invest in - their country’s future.</text:p>
      <text:p text:style-name="Text_20_body">The EEPR Bill sends a clear message to the next generation: <text:span text:style-name="Emphasis">your talent matters, your effort counts, and your dreams are valid everywhere in Kenya.</text:span></text:p>
      <text:h text:style-name="P1" text:outline-level="2"><text:span text:style-name="Strong_20_Emphasis">9. From Ethnic Arithmetic to Institutional Accountability</text:span></text:h>
      <text:p text:style-name="Text_20_body">For decades, Kenya’s politics has been a numbers game:- not about budgets or policies, but about how many ministries, parastatals, and ambassador posts each ethnic bloc can secure after an election.<text:line-break/>This “ethnic arithmetic” treats government as a prize to be divided, instead of a trust to be managed for the public good.</text:p>
      <text:p text:style-name="Text_20_body">The EEPR Bill ends this shadow bargaining.<text:line-break/>Every ministry, county, and public agency will be required by law to:</text:p>
      <text:list text:style-name="L4">
        <text:list-item>
          <text:p text:style-name="P5"><text:span text:style-name="Strong_20_Emphasis">Publish</text:span> their staffing composition by ethnicity.</text:p>
        </text:list-item>
        <text:list-item>
          <text:p text:style-name="P5"><text:span text:style-name="Strong_20_Emphasis">Measure</text:span> it against the proportional representation formula.</text:p>
        </text:list-item>
        <text:list-item>
          <text:p text:style-name="P5"><text:span text:style-name="Strong_20_Emphasis">Correct</text:span> any imbalances within a set timeline.</text:p>
        </text:list-item>
      </text:list>
      <text:p text:style-name="Text_20_body">CEENI will track, verify, and publicly report compliance, ensuring no institution can hide behind political deals or partial disclosures.</text:p>
      <text:p text:style-name="Text_20_body">It shifts the focus from <text:span text:style-name="Strong_20_Emphasis">“How much did our side get?”</text:span> to <text:span text:style-name="Strong_20_Emphasis">“Is our public service fair and effective for everyone?”</text:span>.</text:p>
      <text:p text:style-name="Text_20_body">When institutions are accountable to the law instead of political maths, they serve the whole nation, and every Kenyan wins.</text:p>
      <text:h text:style-name="P1" text:outline-level="2"><text:span text:style-name="Strong_20_Emphasis">Closing Call:- Fairness Is Not a Favour, It’s a Right</text:span></text:h>
      <text:p text:style-name="Text_20_body">The <text:span text:style-name="Strong_20_Emphasis">Ethnic Equity and Public Representation Bill, 2025</text:span> is more than a reform - it is a reset.<text:line-break/>It takes us from politics of exclusion to governance of inclusion, from division to dignity, from promises to proof.</text:p>
      <text:p text:style-name="Text_20_body">These nine transformations are not abstract ideals;- they are practical, enforceable changes that will touch every ministry, county, and public office in Kenya.<text:line-break/>They are the bridge from the country we have inherited to the country we can be proud to pass on.</text:p>
      <text:p text:style-name="Text_20_body">This is not about helping one group at the expense of another.<text:line-break/>It is about building a Kenya where <text:span text:style-name="Strong_20_Emphasis">every citizen belongs</text:span>, every community is respected, and every public institution reflects the face of the nation.</text:p>
      <text:p text:style-name="Text_20_body">Fairness is not a favour given by those in power.<text:line-break/>It is a right guaranteed by law.</text:p>
      <text:p text:style-name="Text_20_body">The time to claim it is now.<text:line-break/>Join the movement. Support the EEPR Bill. Let’s make history togeth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2T21:24:37.712083900</meta:creation-date>
    <dc:date>2025-08-12T21:42:40.195325000</dc:date>
    <meta:editing-duration>PT7M30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11" meta:paragraph-count="72" meta:word-count="1841" meta:character-count="10958" meta:non-whitespace-character-count="9199"/>
  </office:meta>
</office:document-meta>
</file>